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0.624cm" draw:shadow="hidden"/>
    </style:style>
    <style:style style:name="gr2" style:family="graphic" style:parent-style-name="standard">
      <style:graphic-properties svg:stroke-width="0.1cm" svg:stroke-color="#ffb000" draw:marker-start-width="0.5cm" draw:marker-end-width="0.5cm" draw:fill="none" draw:fill-color="#ffb000" draw:textarea-horizontal-align="justify" draw:textarea-vertical-align="middle" draw:auto-grow-height="false" fo:min-height="1.291cm" fo:min-width="1.676cm" fo:padding-top="0.175cm" fo:padding-bottom="0.175cm" fo:padding-left="0.3cm" fo:padding-right="0.3cm" fo:wrap-option="no-wrap" draw:shadow="hidden"/>
    </style:style>
    <style:style style:name="gr3" style:family="graphic" style:parent-style-name="standard">
      <style:graphic-properties svg:stroke-width="0.1cm" svg:stroke-color="#fe6100" draw:marker-start-width="0.5cm" draw:marker-end-width="0.5cm" draw:fill="none" draw:fill-color="#ffb000" draw:textarea-horizontal-align="justify" draw:textarea-vertical-align="middle" draw:auto-grow-height="false" fo:min-height="1.626cm" fo:min-width="3.789cm" fo:padding-top="0.175cm" fo:padding-bottom="0.175cm" fo:padding-left="0.3cm" fo:padding-right="0.3cm" fo:wrap-option="no-wrap" draw:shadow="hidden"/>
    </style:style>
    <style:style style:name="gr4" style:family="graphic" style:parent-style-name="standard">
      <style:graphic-properties svg:stroke-width="0.1cm" svg:stroke-color="#dc267f" draw:marker-start-width="0.5cm" draw:marker-end-width="0.5cm" draw:fill="none" draw:fill-color="#ffb000" draw:textarea-horizontal-align="justify" draw:textarea-vertical-align="middle" draw:auto-grow-height="false" fo:min-height="2.435cm" fo:min-width="3.693cm" fo:padding-top="0.175cm" fo:padding-bottom="0.175cm" fo:padding-left="0.3cm" fo:padding-right="0.3cm" fo:wrap-option="no-wrap" draw:shadow="hidden"/>
    </style:style>
    <style:style style:name="gr5" style:family="graphic" style:parent-style-name="standard">
      <style:graphic-properties svg:stroke-width="0.1cm" svg:stroke-color="#785ef0" draw:marker-start-width="0.5cm" draw:marker-end-width="0.5cm" draw:fill="none" draw:fill-color="#ffb000" draw:textarea-horizontal-align="justify" draw:textarea-vertical-align="middle" draw:auto-grow-height="false" fo:min-height="6.85cm" fo:min-width="9.474cm" fo:padding-top="0.175cm" fo:padding-bottom="0.175cm" fo:padding-left="0.3cm" fo:padding-right="0.3cm" fo:wrap-option="no-wrap" draw:shadow="hidden"/>
    </style:style>
    <style:style style:name="gr6" style:family="graphic" style:parent-style-name="standard">
      <style:graphic-properties svg:stroke-width="0.1cm" svg:stroke-color="#648fff" draw:marker-start-width="0.5cm" draw:marker-end-width="0.5cm" draw:fill="none" draw:fill-color="#ffb000" draw:textarea-horizontal-align="justify" draw:textarea-vertical-align="middle" draw:auto-grow-height="false" fo:min-height="10.618cm" fo:min-width="12.396cm" fo:padding-top="0.175cm" fo:padding-bottom="0.175cm" fo:padding-left="0.3cm" fo:padding-right="0.3cm" fo:wrap-option="no-wrap" draw:shadow="hidden"/>
    </style:style>
    <style:style style:name="P1" style:family="paragraph">
      <style:text-properties fo:color="#ffb000" fo:font-size="20pt" style:font-size-asian="18pt" style:font-size-complex="18pt"/>
    </style:style>
    <style:style style:name="P2" style:family="paragraph">
      <loext:graphic-properties draw:fill="none" draw:fill-color="#ffffff"/>
      <style:text-properties fo:color="#ffb000" fo:font-size="20pt" style:font-size-asian="18pt" style:font-size-complex="18pt"/>
    </style:style>
    <style:style style:name="P3" style:family="paragraph">
      <loext:graphic-properties draw:fill="none" draw:fill-color="#ffb000"/>
      <style:paragraph-properties fo:text-align="center"/>
    </style:style>
    <style:style style:name="P4" style:family="paragraph">
      <style:text-properties fo:color="#fe6100" fo:font-size="20pt" style:font-size-asian="18pt" style:font-size-complex="18pt"/>
    </style:style>
    <style:style style:name="P5" style:family="paragraph">
      <loext:graphic-properties draw:fill="none" draw:fill-color="#ffffff"/>
      <style:text-properties fo:color="#fe6100" fo:font-size="20pt" style:font-size-asian="18pt" style:font-size-complex="18pt"/>
    </style:style>
    <style:style style:name="P6" style:family="paragraph">
      <style:text-properties fo:color="#dc267f" fo:font-size="20pt" style:font-size-asian="18pt" style:font-size-complex="18pt"/>
    </style:style>
    <style:style style:name="P7" style:family="paragraph">
      <loext:graphic-properties draw:fill="none" draw:fill-color="#ffffff"/>
      <style:text-properties fo:color="#dc267f" fo:font-size="20pt" style:font-size-asian="18pt" style:font-size-complex="18pt"/>
    </style:style>
    <style:style style:name="P8" style:family="paragraph">
      <style:paragraph-properties fo:text-align="center"/>
      <style:text-properties fo:color="#785ef0" fo:font-size="20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color="#785ef0" fo:font-size="20pt" style:font-size-asian="18pt" style:font-size-complex="18pt"/>
    </style:style>
    <style:style style:name="P10" style:family="paragraph">
      <style:paragraph-properties fo:text-align="center"/>
      <style:text-properties fo:color="#648fff" fo:font-size="20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color="#648fff" fo:font-size="20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frame draw:style-name="gr1" draw:text-style-name="P2" draw:layer="layout" svg:width="2.352cm" svg:height="1.038cm" svg:x="2.563cm" svg:y="7.634cm">
              <draw:text-box>
                <text:p text:style-name="P1">divide</text:p>
              </draw:text-box>
            </draw:frame>
            <draw:custom-shape draw:style-name="gr2" draw:text-style-name="P3" draw:layer="layout" svg:width="3.234cm" svg:height="2.331cm" svg:x="3.024cm" svg:y="5.245cm">
              <text:p/>
              <draw:enhanced-geometry svg:viewBox="0 0 21600 21600" draw:glue-points="10800 0 3160 3160 0 10800 3160 18440 10800 21600 18440 18440 21600 10800 18440 3160 ?f14 ?f15" draw:text-areas="3200 3200 18400 18400" draw:type="round-callout" draw:modifiers="6182.87480680062 22081.6466552316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frame draw:style-name="gr1" draw:text-style-name="P2" draw:layer="layout" svg:width="1.874cm" svg:height="1.038cm" svg:x="3.701cm" svg:y="5.934cm">
              <draw:text-box>
                <text:p text:style-name="P1">a <text:s text:c="2"/>b</text:p>
              </draw:text-box>
            </draw:frame>
          </draw:g>
          <draw:frame draw:style-name="gr1" draw:text-style-name="P5" draw:layer="layout" svg:width="4.359cm" svg:height="1.038cm" svg:x="6.956cm" svg:y="5.331cm">
            <draw:text-box>
              <text:p text:style-name="P4">lots_of_args</text:p>
            </draw:text-box>
          </draw:frame>
          <draw:custom-shape draw:style-name="gr3" draw:text-style-name="P3" draw:layer="layout" svg:width="6.235cm" svg:height="2.806cm" svg:x="6.043cm" svg:y="2.417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7852.34124438743 23023.5838973994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1" draw:text-style-name="P5" draw:layer="layout" svg:width="5.76cm" svg:height="1.038cm" svg:x="6.387cm" svg:y="3.31cm">
            <draw:text-box>
              <text:p text:style-name="P4">a <text:s/>b <text:s/>c <text:s/>d <text:s/>denom</text:p>
            </draw:text-box>
          </draw:frame>
          <draw:g>
            <draw:frame draw:style-name="gr1" draw:text-style-name="P7" draw:layer="layout" svg:width="3.216cm" svg:height="1.038cm" svg:x="4.523cm" svg:y="9.719cm">
              <draw:text-box>
                <text:p text:style-name="P6">translate</text:p>
              </draw:text-box>
            </draw:frame>
            <draw:custom-shape draw:style-name="gr4" draw:text-style-name="P3" draw:layer="layout" svg:width="6.099cm" svg:height="3.957cm" svg:x="7.049cm" svg:y="6.744cm">
              <text:p/>
              <draw:enhanced-geometry svg:viewBox="0 0 21600 21600" draw:glue-points="10800 0 3160 3160 0 10800 3160 18440 10800 21600 18440 18440 21600 10800 18440 3160 ?f14 ?f15" draw:text-areas="3200 3200 18400 18400" draw:type="round-callout" draw:modifiers="95.6065573770492 16306.4173825164" draw:enhanced-path="W 0 0 21600 21600 ?f22 ?f23 ?f18 ?f19 L ?f14 ?f15 Z N">
                <draw:equation draw:name="f0" draw:formula="$0 -10800"/>
                <draw:equation draw:name="f1" draw:formula="$1 -10800"/>
                <draw:equation draw:name="f2" draw:formula="?f0 *?f0 "/>
                <draw:equation draw:name="f3" draw:formula="?f1 *?f1 "/>
                <draw:equation draw:name="f4" draw:formula="?f2 +?f3 "/>
                <draw:equation draw:name="f5" draw:formula="sqrt(?f4 )"/>
                <draw:equation draw:name="f6" draw:formula="?f5 -10800"/>
                <draw:equation draw:name="f7" draw:formula="atan2(?f1 ,?f0 )/(pi/180)"/>
                <draw:equation draw:name="f8" draw:formula="?f7 -10"/>
                <draw:equation draw:name="f9" draw:formula="?f7 +10"/>
                <draw:equation draw:name="f10" draw:formula="10800*cos(?f7 *(pi/180))"/>
                <draw:equation draw:name="f11" draw:formula="10800*sin(?f7 *(pi/180))"/>
                <draw:equation draw:name="f12" draw:formula="?f10 +10800"/>
                <draw:equation draw:name="f13" draw:formula="?f11 +10800"/>
                <draw:equation draw:name="f14" draw:formula="if(?f6 ,$0 ,?f12 )"/>
                <draw:equation draw:name="f15" draw:formula="if(?f6 ,$1 ,?f13 )"/>
                <draw:equation draw:name="f16" draw:formula="10800*cos(?f8 *(pi/180))"/>
                <draw:equation draw:name="f17" draw:formula="10800*sin(?f8 *(pi/180))"/>
                <draw:equation draw:name="f18" draw:formula="?f16 +10800"/>
                <draw:equation draw:name="f19" draw:formula="?f17 +10800"/>
                <draw:equation draw:name="f20" draw:formula="10800*cos(?f9 *(pi/180))"/>
                <draw:equation draw:name="f21" draw:formula="10800*sin(?f9 *(pi/180))"/>
                <draw:equation draw:name="f22" draw:formula="?f20 +10800"/>
                <draw:equation draw:name="f23" draw:formula="?f21 +10800"/>
                <draw:handle draw:handle-position="$0 $1"/>
              </draw:enhanced-geometry>
            </draw:custom-shape>
            <draw:frame draw:style-name="gr1" draw:text-style-name="P7" draw:layer="layout" svg:width="4.363cm" svg:height="2.612cm" svg:x="8.048cm" svg:y="7.381cm">
              <draw:text-box>
                <text:p text:style-name="P6">text <text:s/></text:p>
                <text:p text:style-name="P6">source_lang</text:p>
                <text:p text:style-name="P6">dest_lang</text:p>
              </draw:text-box>
            </draw:frame>
          </draw:g>
          <draw:frame draw:style-name="gr1" draw:text-style-name="P9" draw:layer="layout" svg:width="6.408cm" svg:height="1.825cm" svg:x="8.596cm" svg:y="12.381cm">
            <draw:text-box>
              <text:p text:style-name="P8">global scope</text:p>
              <text:p text:style-name="P8">(Jupyter notebook)</text:p>
            </draw:text-box>
          </draw:frame>
          <draw:custom-shape draw:style-name="gr5" draw:text-style-name="P3" draw:layer="layout" svg:width="14.314cm" svg:height="10.23cm" svg:x="1.842cm" svg:y="1.917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15929.5284666434 21990.5776561431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custom-shape draw:style-name="gr6" draw:text-style-name="P3" draw:layer="layout" svg:width="18.467cm" svg:height="15.584cm" svg:x="0.249cm" svg:y="0.318cm">
            <text:p/>
            <draw:enhanced-geometry svg:viewBox="0 0 21600 21600" draw:glue-points="10800 0 3160 3160 0 10800 3160 18440 10800 21600 18440 18440 21600 10800 18440 3160 ?f14 ?f15" draw:text-areas="3200 3200 18400 18400" draw:type="round-callout" draw:modifiers="3126.31578947368 20058.8257940327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  <draw:frame draw:style-name="gr1" draw:text-style-name="P11" draw:layer="layout" svg:width="3.334cm" svg:height="1.825cm" svg:x="0.933cm" svg:y="14.782cm">
            <draw:text-box>
              <text:p text:style-name="P10">built-in</text:p>
              <text:p text:style-name="P10">function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4-29T19:03:40.141697682</meta:creation-date>
    <meta:editing-duration>PT32M54S</meta:editing-duration>
    <meta:editing-cycles>6</meta:editing-cycles>
    <meta:generator>LibreOffice/6.0.7.3$Linux_X86_64 LibreOffice_project/00m0$Build-3</meta:generator>
    <meta:initial-creator>Maria </meta:initial-creator>
    <dc:date>2023-04-29T20:07:23.088640124</dc:date>
    <dc:creator>Maria </dc:creator>
    <meta:document-statistic meta:object-count="16"/>
  </office:meta>
</office:document-meta>
</file>